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face style:name="FreeSans2" svg:font-family="FreeSans" style:font-family-generic="swiss"/>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1"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fo:font-size="12pt" fo:font-weight="bold" style:font-size-asian="12pt" style:font-weight-asian="bold" style:font-size-complex="12pt" style:font-weight-complex="bold"/>
    </style:style>
    <style:style style:name="P2" style:family="paragraph" style:parent-style-name="Standard">
      <style:text-properties style:font-name="Century Schoolbook L" fo:font-size="12pt" fo:font-weight="bold" officeooo:rsid="0005ecee" officeooo:paragraph-rsid="0005ecee" style:font-size-asian="12pt" style:font-weight-asian="bold" style:font-size-complex="12pt" style:font-weight-complex="bold"/>
    </style:style>
    <style:style style:name="P3" style:family="paragraph" style:parent-style-name="Standard">
      <style:text-properties style:font-name="Century Schoolbook L" fo:font-size="12pt" fo:font-weight="normal" style:font-size-asian="12pt" style:font-weight-asian="normal" style:font-size-complex="12pt" style:font-weight-complex="normal"/>
    </style:style>
    <style:style style:name="P4" style:family="paragraph" style:parent-style-name="Standard">
      <style:text-properties style:font-name="Century Schoolbook L" fo:font-size="12pt" fo:font-weight="normal" officeooo:rsid="0005ecee" officeooo:paragraph-rsid="0005ecee" style:font-size-asian="12pt" style:font-weight-asian="normal" style:font-size-complex="12pt" style:font-weight-complex="normal"/>
    </style:style>
    <style:style style:name="P5" style:family="paragraph" style:parent-style-name="Standard">
      <style:text-properties style:font-name="Century Schoolbook L" fo:font-size="12pt" fo:font-weight="normal" officeooo:rsid="0007c575" officeooo:paragraph-rsid="0007c575" style:font-size-asian="12pt" style:font-weight-asian="normal" style:font-size-complex="12pt" style:font-weight-complex="normal"/>
    </style:style>
    <style:style style:name="P6" style:family="paragraph" style:parent-style-name="Standard">
      <style:text-properties style:font-name="Century Schoolbook L" fo:font-size="12pt" fo:font-weight="normal" officeooo:rsid="0007c575" officeooo:paragraph-rsid="000aecbe" style:font-size-asian="12pt" style:font-weight-asian="normal" style:font-size-complex="12pt" style:font-weight-complex="normal"/>
    </style:style>
    <style:style style:name="P7" style:family="paragraph" style:parent-style-name="Standard">
      <style:text-properties style:font-name="Century Schoolbook L" fo:font-size="12pt" officeooo:rsid="0005ecee" officeooo:paragraph-rsid="0005ecee" style:font-size-asian="12pt" style:font-size-complex="12pt"/>
    </style:style>
    <style:style style:name="P8" style:family="paragraph" style:parent-style-name="Standard">
      <style:text-properties style:font-name="Century Schoolbook L" fo:font-size="12pt" officeooo:paragraph-rsid="0005ecee" style:font-size-asian="12pt" style:font-size-complex="12pt"/>
    </style:style>
    <style:style style:name="P9" style:family="paragraph" style:parent-style-name="Standard">
      <style:paragraph-properties fo:text-align="center" style:justify-single-word="false"/>
      <style:text-properties style:font-name="Century Schoolbook L" fo:font-size="16pt" fo:font-weight="bold" style:font-size-asian="16pt" style:font-weight-asian="bold" style:font-size-complex="16pt" style:font-weight-complex="bold"/>
    </style:style>
    <style:style style:name="P10" style:family="paragraph" style:parent-style-name="Standard">
      <style:text-properties officeooo:paragraph-rsid="000aecbe"/>
    </style:style>
    <style:style style:name="P11" style:family="paragraph" style:parent-style-name="Text_20_body">
      <style:text-properties style:font-name="Century Schoolbook L" fo:font-size="12pt" fo:font-weight="normal" style:font-size-asian="12pt" style:font-weight-asian="normal" style:font-size-complex="12pt" style:font-weight-complex="normal"/>
    </style:style>
    <style:style style:name="P12" style:family="paragraph" style:parent-style-name="Text_20_body">
      <style:text-properties style:font-name="Century Schoolbook L" fo:font-weight="normal" style:font-weight-asian="normal" style:font-weight-complex="normal"/>
    </style:style>
    <style:style style:name="P13" style:family="paragraph" style:parent-style-name="Standard">
      <style:text-properties style:font-name="Century Schoolbook L" fo:font-size="12pt" officeooo:rsid="0005ecee" officeooo:paragraph-rsid="0005ecee" style:font-size-asian="12pt" style:font-size-complex="12pt"/>
    </style:style>
    <style:style style:name="P1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officeooo:rsid="0007c575"/>
    </style:style>
    <style:style style:name="T3" style:family="text">
      <style:text-properties officeooo:rsid="00090db1"/>
    </style:style>
    <style:style style:name="T4" style:family="text">
      <style:text-properties style:font-name="Century Schoolbook L" fo:font-size="12pt" fo:font-weight="normal" officeooo:rsid="0005ecee" style:font-size-asian="12pt" style:font-weight-asian="normal" style:font-size-complex="12pt" style:font-weight-complex="normal"/>
    </style:style>
    <style:style style:name="T5" style:family="text">
      <style:text-properties style:font-name="Century Schoolbook L" fo:font-size="12pt" fo:font-weight="normal" officeooo:rsid="000aecbe" style:font-size-asian="12pt" style:font-weight-asian="normal" style:font-size-complex="12pt" style:font-weight-complex="normal"/>
    </style:style>
    <style:style style:name="T6" style:family="text">
      <style:text-properties officeooo:rsid="000aecbe"/>
    </style:style>
    <style:style style:name="T7"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026cm" svg:stroke-color="#800000" draw:marker-start="" draw:marker-start-width="0.3cm" draw:marker-start-center="false" draw:marker-end="" draw:marker-end-width="0.3cm" draw:marker-end-center="false" draw:stroke-linejoin="miter" draw:fill="gradient" draw:fill-color="#800000" draw:secondary-fill-color="#ff6633" draw:fill-gradient-name="Gradient_20_3" draw:textarea-horizontal-align="center" draw:textarea-vertical-align="middle" draw:auto-grow-height="false" draw:fit-to-size="false" fo:min-height="0cm" fo:min-width="0cm" fo:padding-top="0.131cm" fo:padding-bottom="0.131cm" fo:padding-left="0.25cm" fo:padding-right="0.25cm" fo:wrap-option="wrap" draw:shadow="hidden" draw:shadow-offset-x="-3.992cm" draw:shadow-offset-y="0cm" draw:shadow-color="#ff8080" draw:shadow-opacity="40%"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Cuento colectivo</text:span> </text:p>
      <text:p text:style-name="P1"/>
      <text:p text:style-name="P4">Autor................................................<text:tab/><text:span text:style-name="T6">José Alonso<text:tab/></text:span></text:p>
      <text:p text:style-name="P4">Titulo...............................................<text:tab/><text:span text:style-name="T6">El pirata Malapata</text:span></text:p>
      <text:p text:style-name="P4">Grupo..............................................<text:tab/><text:span text:style-name="T6">Intermedio</text:span></text:p>
      <text:p text:style-name="P4"><text:span text:style-name="T3">Día.</text:span>.................................................<text:tab/><text:span text:style-name="T6">Hoy que otro dia es distinto</text:span></text:p>
      <text:p text:style-name="P1"/>
      <text:p text:style-name="P1"/>
      <text:p text:style-name="P10"><text:span text:style-name="T4">Había una vez un/a </text:span><text:span text:style-name="T5">pirata que</text:span> era uno de los bucaneros con más mala suerte que surcaba los mares. Todo lo que intentaba hacer, terminaba <text:span text:style-name="T6">saliéndole</text:span> al revés.<text:span text:style-name="T4"> </text:span><text:span text:style-name="T5">Se llamaba el Pirata Malapata.</text:span></text:p>
      <text:p text:style-name="P4"/>
      <text:p text:style-name="P4">Era :</text:p>
      <text:p text:style-name="P2"/>
      <text:p text:style-name="P2">OJOS <text:s/><text:tab/><text:tab/><text:tab/>PELO <text:s/><text:tab/><text:tab/><text:tab/><text:tab/><text:tab/>CUERPO <text:s/><text:tab/></text:p>
      <text:p text:style-name="P4"/>
      <text:p text:style-name="P6"><text:span text:style-name="T6">Azules como el mar</text:span><text:tab/><text:span text:style-name="T6">Largo como un día sin pan</text:span><text:tab/><text:tab/><text:span text:style-name="T6">Alto como un árbol</text:span><text:tab/><text:tab/><text:tab/><text:tab/><text:tab/><text:tab/></text:p>
      <text:p text:style-name="P5"><text:span text:style-name="T6">Pequeños como botones</text:span><text:tab/><text:span text:style-name="T6">Rizado como un muelle<text:tab/><text:tab/></text:span><text:tab/><text:span text:style-name="T6">Fuerte como un león</text:span><text:tab/><text:tab/><text:tab/></text:p>
      <text:p text:style-name="P2"/>
      <text:p text:style-name="P4"><text:span text:style-name="T2">Vivía</text:span> en <text:span text:style-name="T6">su barco con sus amigos piratas, con los que viajaba por todos los mares en busca de oro y tesoros. </text:span></text:p>
      <text:p text:style-name="P4"/>
      <text:p text:style-name="P4"><text:tab/>Una vez, tuvo la genial idea de secuestrar a una princesa y pedir un gran rescate por ella, <text:span text:style-name="T6">pero al volver al barco con la princesa</text:span>, <text:span text:style-name="T6">disparo </text:span>uno de los cañon<text:span text:style-name="T6">es de su barco, y hundió su barco, p</text:span>ermitiendo que la princesa quedara libre de nuevo.</text:p>
      <text:p text:style-name="P3"/>
      <text:p text:style-name="P3"/>
      <text:p text:style-name="P11"><text:tab/>En otra de sus aventuras, encontró un enorme tesoro, que amenazaba con hundir su nueva nave. Para evitar quedarse sin barco, decidió esconder su botín en una isla cercana. Ocultado el tesoro de ojos indiscretos, se alejaron de la isla y cual no fue su sorpresa, cuando al mirar por última vez el lugar, vieron como un gran volcán entraba en erupción y hacía desaparecer su preciado botín.</text:p>
      <text:p text:style-name="P12"/>
      <text:p text:style-name="P12"><text:tab/>Superado este trance, volvió a hacerse a la mar, en un día muy tormentoso. Mientras paseaba por la cubierta <text:span text:style-name="T6">mirando</text:span> el horizonte, una ola gigante lo arrastró fuera del barco. Aferrado al ancla, vio como un tiburón se acercaba peligrosamente hasta su posición, con muy malas intenciones. Aterrado ante la idea de acabar siendo su merienda, saltó con todas sus fuerzas al barco y arrancó la bandera del mástil.</text:p>
      <text:p text:style-name="P12"/>
      <text:p text:style-name="P12"><text:soft-page-break/>Cansado de tanta mala <text:span text:style-name="T6">suerte</text:span>, se retiró de la vida pirata y creó en el puerto, un pequeño negocio, <text:span text:style-name="T6">en el que se dedicaba a cocinar y vender pescado que el mismo pescaba.</text:span></text:p>
      <text:p text:style-name="P8"/>
      <text:p text:style-name="P7">Firmado </text:p>
      <text:p text:style-name="P7"/>
      <text:p text:style-name="P7"/>
      <text:p text:style-name="P7"><draw:custom-shape text:anchor-type="paragraph" draw:z-index="0" draw:style-name="gr1" draw:text-style-name="P15" svg:width="17.617cm" svg:height="9.367cm" svg:x="-0.434cm" svg:y="0.268cm"><text:p text:style-name="P14"><text:span text:style-name="T7">José Alonso </text:span></text:p><draw:enhanced-geometry svg:viewBox="0 0 21600 21600" draw:extrusion="true" draw:extrusion-rotation-angle="25 0" dr3d:projection="perspective" draw:extrusion-first-light-direction="(-50000 0 10000)" draw:extrusion-second-light-direction="(50000 0 10000)" dr3d:shade-mode="flat" draw:extrusion-metal="true" draw:extrusion-specularity="122%" draw:extrusion-diffusion="122%" draw:extrusion-viewpoint="(0cm 0cm 25cm)" draw:extrusion-origin="0 0" draw:extrusion-skew="0 0" draw:extrusion-depth="1cm 0" draw:extrusion-color="true" draw:text-areas="0 0 21600 21600" draw:text-path="true" draw:text-path-mode="shape" draw:text-path-scale="path" draw:text-path-same-letter-heights="false" draw:type="fontwork-triangle-down" draw:modifiers="13138.2228490832" draw:enhanced-path="M 0 0 L 21600 0 N M 0 ?f0 L 10800 21600 21600 ?f0 N"><draw:equation draw:name="f0" draw:formula="$0 "/><draw:handle draw:handle-position="left $0" draw:handle-range-y-minimum="0" draw:handle-range-y-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horndale" svg:font-family="Thorndale" style:font-family-generic="roman"/>
    <style:font-face style:name="FreeSans2" svg:font-family="FreeSans" style:font-family-generic="swiss"/>
    <style:font-face style:name="Droid Sans Fallback1" svg:font-family="'Droid Sans Fallback'" style:font-pitch="variable"/>
    <style:font-face style:name="FreeSans1" svg:font-family="FreeSans" style:font-pitch="variable"/>
    <style:font-face style:name="MS Gothic" svg:font-family="'MS Gothic'" style:font-pitch="variable"/>
    <style:font-face style:name="Tahoma" svg:font-family="Tahom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1"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gradient draw:name="Gradient_20_6" draw:display-name="Gradient 6" draw:style="rectangular" draw:cx="60%" draw:cy="60%" draw:start-color="#800080" draw:end-color="#ffff00" draw:start-intensity="100%" draw:end-intensity="100%" draw:angle="1900" draw:border="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9T19:25:00.235906807</meta:creation-date>
    <dc:date>2015-06-29T20:05:10.129331642</dc:date>
    <meta:editing-duration>PT4M53S</meta:editing-duration>
    <meta:editing-cycles>4</meta:editing-cycles>
    <meta:generator>LibreOffice/4.2.8.2$Linux_X86_64 LibreOffice_project/420m0$Build-2</meta:generator>
    <meta:document-statistic meta:table-count="0" meta:image-count="0" meta:object-count="0" meta:page-count="2" meta:paragraph-count="16" meta:word-count="320" meta:character-count="1987" meta:non-whitespace-character-count="1651"/>
  </office:meta>
</office:document-meta>
</file>